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3.401cm" svg:height="3.401cm" svg:x="1.2cm" svg:y="2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99cm" svg:height="3.399cm" svg:x="4.601cm" svg:y="5.7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01cm" svg:height="3.401cm" svg:x="8cm" svg:y="2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99cm" svg:height="3.399cm" svg:x="11.401cm" svg:y="5.7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01cm" svg:height="3.401cm" svg:x="14.8cm" svg:y="2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99cm" svg:height="3.399cm" svg:x="18.201cm" svg:y="5.7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01cm" svg:height="3.401cm" svg:x="21.6cm" svg:y="2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99cm" svg:height="3.399cm" svg:x="25.001cm" svg:y="5.7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01cm" svg:height="3.401cm" svg:x="1.2cm" svg:y="9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99cm" svg:height="3.399cm" svg:x="4.601cm" svg:y="12.5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01cm" svg:height="3.401cm" svg:x="8cm" svg:y="9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99cm" svg:height="3.399cm" svg:x="11.401cm" svg:y="12.5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01cm" svg:height="3.401cm" svg:x="14.8cm" svg:y="9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99cm" svg:height="3.399cm" svg:x="18.201cm" svg:y="12.5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01cm" svg:height="3.401cm" svg:x="21.6cm" svg:y="9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99cm" svg:height="3.399cm" svg:x="25.001cm" svg:y="12.5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01cm" svg:height="3.401cm" svg:x="1.2cm" svg:y="15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99cm" svg:height="3.399cm" svg:x="4.601cm" svg:y="19.3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01cm" svg:height="3.401cm" svg:x="8cm" svg:y="15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99cm" svg:height="3.399cm" svg:x="11.401cm" svg:y="19.3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01cm" svg:height="3.401cm" svg:x="14.8cm" svg:y="15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99cm" svg:height="3.399cm" svg:x="18.201cm" svg:y="19.3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01cm" svg:height="3.401cm" svg:x="21.6cm" svg:y="15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99cm" svg:height="3.399cm" svg:x="25.001cm" svg:y="19.3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01cm" svg:height="3.401cm" svg:x="1.2cm" svg:y="2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99cm" svg:height="3.399cm" svg:x="4.601cm" svg:y="26.1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01cm" svg:height="3.401cm" svg:x="8cm" svg:y="2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99cm" svg:height="3.399cm" svg:x="11.401cm" svg:y="26.1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01cm" svg:height="3.401cm" svg:x="14.8cm" svg:y="2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99cm" svg:height="3.399cm" svg:x="18.201cm" svg:y="26.1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01cm" svg:height="3.401cm" svg:x="21.6cm" svg:y="2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99cm" svg:height="3.399cm" svg:x="25.001cm" svg:y="26.1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01cm" svg:height="3.401cm" svg:x="1.2cm" svg:y="29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99cm" svg:height="3.399cm" svg:x="4.601cm" svg:y="32.9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01cm" svg:height="3.401cm" svg:x="8cm" svg:y="29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99cm" svg:height="3.399cm" svg:x="11.401cm" svg:y="32.9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01cm" svg:height="3.401cm" svg:x="14.8cm" svg:y="29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99cm" svg:height="3.399cm" svg:x="18.201cm" svg:y="32.9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01cm" svg:height="3.401cm" svg:x="21.6cm" svg:y="29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99cm" svg:height="3.399cm" svg:x="25.001cm" svg:y="32.9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01cm" svg:height="3.401cm" svg:x="1.2cm" svg:y="36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01cm" svg:height="3.401cm" svg:x="8cm" svg:y="36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01cm" svg:height="3.401cm" svg:x="14.8cm" svg:y="36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01cm" svg:height="3.401cm" svg:x="21.6cm" svg:y="36.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3cm" fo:margin-bottom="2.3cm" fo:margin-left="1.2cm" fo:margin-right="1.2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6-26T15:56:50</meta:creation-date>
    <dc:date>2019-06-26T16:30:11</dc:date>
    <meta:editing-duration>PT27M32S</meta:editing-duration>
    <meta:editing-cycles>6</meta:editing-cycles>
    <meta:generator>LibreOffice/3.6$MacOSX_x86 LibreOffice_project/5b93205-6e6b3fc-7830f6d-c08ad66-1d9bf4</meta:generator>
    <meta:print-date>2019-06-26T16:08:51</meta:print-date>
    <meta:document-statistic meta:object-count="44"/>
  </office:meta>
</office:document-meta>
</file>